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158466" draw:fill="solid" draw:fill-color="#3a7c67" draw:textarea-horizontal-align="justify" draw:textarea-vertical-align="middle" draw:auto-grow-height="false" fo:min-height="9.677cm" fo:min-width="10.193cm" loext:decorative="false"/>
    </style:style>
    <style:style style:name="gr3" style:family="graphic" style:parent-style-name="standard">
      <style:graphic-properties svg:stroke-color="#158466" draw:fill="solid" draw:fill-color="#fcf8f7" draw:textarea-horizontal-align="justify" draw:textarea-vertical-align="middle" draw:auto-grow-height="false" fo:min-height="7.199cm" fo:min-width="8.029cm" loext:decorative="false"/>
    </style:style>
    <style:style style:name="gr4" style:family="graphic" style:parent-style-name="standard">
      <style:graphic-properties svg:stroke-color="#158466" draw:fill="solid" draw:fill-color="#65a67e" draw:textarea-horizontal-align="justify" draw:textarea-vertical-align="middle" draw:auto-grow-height="false" fo:min-height="5.195cm" fo:min-width="6.237cm" loext:decorative="false"/>
    </style:style>
    <style:style style:name="gr5" style:family="graphic" style:parent-style-name="standard">
      <style:graphic-properties svg:stroke-color="#3465a4" draw:fill="solid" draw:fill-color="#3a7c67" draw:textarea-horizontal-align="justify" draw:textarea-vertical-align="middle" draw:auto-grow-height="false" fo:min-height="2.893cm" fo:min-width="2.723cm" fo:wrap-option="wrap" loext:decorative="false"/>
    </style:style>
    <style:style style:name="gr6" style:family="graphic" style:parent-style-name="standard">
      <style:graphic-properties svg:stroke-color="#3465a4" draw:fill="solid" draw:fill-color="#fcf8f7" draw:textarea-horizontal-align="justify" draw:textarea-vertical-align="middle" draw:auto-grow-height="false" fo:min-height="0.874cm" fo:min-width="0.623cm" fo:wrap-option="wrap" loext:decorative="false"/>
    </style:style>
    <style:style style:name="P1" style:family="paragraph">
      <loext:graphic-properties draw:fill="solid" draw:fill-color="#3a7c67"/>
      <style:paragraph-properties fo:text-align="center"/>
    </style:style>
    <style:style style:name="P2" style:family="paragraph">
      <loext:graphic-properties draw:fill="solid" draw:fill-color="#fcf8f7"/>
      <style:paragraph-properties fo:text-align="center"/>
    </style:style>
    <style:style style:name="P3" style:family="paragraph">
      <loext:graphic-properties draw:fill="solid" draw:fill-color="#65a67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custom-shape draw:style-name="gr2" draw:text-style-name="P1" draw:layer="layout" svg:width="11.747cm" svg:height="10.795cm" svg:x="4.922cm" svg:y="10.20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971.1004075583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3" draw:text-style-name="P2" draw:layer="layout" svg:width="9.335cm" svg:height="8.255cm" svg:x="6.128cm" svg:y="11.4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" draw:text-style-name="P3" draw:layer="layout" svg:width="7.325cm" svg:height="6.033cm" svg:x="7.133cm" svg:y="12.74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5" draw:text-style-name="P1" draw:layer="layout" svg:width="4.557cm" svg:height="4.445cm" svg:x="8.517cm" svg:y="5.7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1.587cm" svg:height="1.588cm" svg:x="10.002cm" svg:y="13.6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30T20:36:53.922132339</meta:creation-date>
    <dc:date>2025-05-30T21:13:54.472513768</dc:date>
    <meta:editing-duration>PT15M5S</meta:editing-duration>
    <meta:editing-cycles>2</meta:editing-cycles>
    <meta:generator>LibreOffice/25.2.3.2$Linux_X86_64 LibreOffice_project/520$Build-2</meta:generator>
    <meta:document-statistic meta:object-count="7"/>
  </office:meta>
</office:document-meta>
</file>